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2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83cm" svg:height="3.225cm" svg:x="11.687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5-04-14T12:12:57.556554957</meta:creation-date>
    <dc:date>2015-04-14T12:13:08.967577186</dc:date>
    <dc:creator>Miklos Vajna</dc:creator>
    <meta:editing-duration>PT11S</meta:editing-duration>
    <meta:editing-cycles>1</meta:editing-cycles>
    <meta:document-statistic meta:object-count="24"/>
    <meta:generator>LibreOfficeDev/4.5.0.0.alpha0$Linux_X86_64 LibreOffice_project/94a7869f5b6e25047d4ddeb6abc96d574b2d9482</meta:generator>
  </office:meta>
</office:document-meta>
</file>